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-color="#ffff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justify"/>
      <style:text-properties fo:font-size="21pt" style:font-size-asian="21pt" style:font-size-complex="21pt"/>
    </style:style>
    <style:style style:name="P2" style:family="paragraph">
      <style:paragraph-properties fo:text-align="center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ellipse draw:style-name="gr1" draw:text-style-name="P1" xml:id="id1" draw:id="id1" draw:layer="layout" svg:width="2.567cm" svg:height="1.296cm" svg:x="4.515cm" svg:y="0.004cm">
          <text:p text:style-name="P1"><text:span text:style-name="T1">Client</text:span></text:p>
        </draw:ellipse>
        <draw:ellipse draw:style-name="gr1" draw:text-style-name="P1" xml:id="id4" draw:id="id4" draw:layer="layout" svg:width="3.404cm" svg:height="1.296cm" svg:x="0.096cm" svg:y="5.504cm">
          <text:p text:style-name="P1"><text:span text:style-name="T1">Backup 1</text:span></text:p>
        </draw:ellipse>
        <draw:ellipse draw:style-name="gr1" draw:text-style-name="P1" xml:id="id3" draw:id="id3" draw:layer="layout" svg:width="3.404cm" svg:height="1.296cm" svg:x="4.096cm" svg:y="5.504cm">
          <text:p text:style-name="P1"><text:span text:style-name="T1">Backup 2</text:span></text:p>
        </draw:ellipse>
        <draw:ellipse draw:style-name="gr1" draw:text-style-name="P1" xml:id="id5" draw:id="id5" draw:layer="layout" svg:width="3.404cm" svg:height="1.296cm" svg:x="8.096cm" svg:y="5.504cm">
          <text:p text:style-name="P1"><text:span text:style-name="T1">Backup 3</text:span></text:p>
        </draw:ellipse>
        <draw:connector draw:style-name="gr2" draw:layer="layout" draw:type="line" svg:x1="5.798cm" svg:y1="1.3cm" svg:x2="5.798cm" svg:y2="2.204cm" draw:start-shape="id1" draw:start-glue-point="2" draw:end-shape="id2" draw:end-glue-point="0" svg:d="m5798 1300v904">
          <text:p/>
        </draw:connector>
        <draw:connector draw:style-name="gr2" draw:layer="layout" draw:type="line" svg:x1="5.798cm" svg:y1="3.5cm" svg:x2="5.798cm" svg:y2="5.504cm" draw:start-shape="id2" draw:start-glue-point="2" draw:end-shape="id3" draw:end-glue-point="0" svg:d="m5798 3500v2004">
          <text:p/>
        </draw:connector>
        <draw:connector draw:style-name="gr2" draw:layer="layout" draw:type="line" svg:x1="5.798cm" svg:y1="3.5cm" svg:x2="1.798cm" svg:y2="5.504cm" draw:start-shape="id2" draw:start-glue-point="2" draw:end-shape="id4" draw:end-glue-point="0" svg:d="m5798 3500-4000 2004">
          <text:p/>
        </draw:connector>
        <draw:connector draw:style-name="gr2" draw:layer="layout" draw:type="line" svg:x1="5.798cm" svg:y1="3.5cm" svg:x2="9.798cm" svg:y2="5.504cm" draw:start-shape="id2" draw:start-glue-point="2" draw:end-shape="id5" draw:end-glue-point="0" svg:d="m5798 3500 4000 2004">
          <text:p/>
        </draw:connector>
        <draw:connector draw:style-name="gr2" draw:text-style-name="P2" xml:id="id6" draw:id="id6" draw:layer="layout" draw:type="curve" svg:x1="1.798cm" svg:y1="5.504cm" svg:x2="1.798cm" svg:y2="5.504cm" draw:start-shape="id4" draw:start-glue-point="0" draw:end-shape="id4" draw:end-glue-point="0" svg:d="m1798 5504">
          <text:p/>
        </draw:connector>
        <draw:connector draw:style-name="gr3" draw:text-style-name="P2" draw:layer="layout" draw:type="curve" draw:line-skew="-2.157cm" svg:x1="1.798cm" svg:y1="5.504cm" svg:x2="4.515cm" svg:y2="0.652cm" draw:start-shape="id6" draw:start-glue-point="0" draw:end-shape="id1" draw:end-glue-point="3" svg:d="m1798 5504c-1197 0-2555-4852 2717-4852">
          <text:p/>
        </draw:connector>
        <draw:connector draw:style-name="gr3" draw:text-style-name="P2" draw:layer="layout" draw:type="curve" svg:x1="9.798cm" svg:y1="5.504cm" svg:x2="7.082cm" svg:y2="0.652cm" draw:start-shape="id5" draw:start-glue-point="0" draw:end-shape="id1" draw:end-glue-point="1" svg:d="m9798 5504c0-3235-905-4852-2716-4852">
          <text:p/>
        </draw:connector>
        <draw:connector draw:style-name="gr3" draw:text-style-name="P2" draw:layer="layout" draw:type="curve" svg:x1="4.096cm" svg:y1="2.852cm" svg:x2="4.732cm" svg:y2="1.083cm" draw:start-shape="id2" draw:start-glue-point="3" svg:d="m4096 2852c-787 0-1105-1769 636-1769">
          <text:p/>
        </draw:connector>
        <draw:connector draw:style-name="gr3" draw:text-style-name="P2" draw:layer="layout" draw:type="curve" draw:line-skew="1.886cm" svg:x1="5.798cm" svg:y1="5.504cm" svg:x2="7.082cm" svg:y2="0.652cm" draw:start-shape="id3" draw:start-glue-point="0" draw:end-shape="id1" draw:end-glue-point="1" svg:d="m5798 5504c0-324 905-270 1423-1402s648-3450-139-3450">
          <text:p/>
        </draw:connector>
        <draw:ellipse draw:style-name="gr1" draw:text-style-name="P1" xml:id="id2" draw:id="id2" draw:layer="layout" svg:width="3.404cm" svg:height="1.296cm" svg:x="4.096cm" svg:y="2.204cm">
          <text:p text:style-name="P1"><text:span text:style-name="T1">Primary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1T10:16:54</meta:creation-date>
    <meta:editing-duration>PT6M3S</meta:editing-duration>
    <meta:editing-cycles>4</meta:editing-cycles>
    <meta:generator>OpenOffice.org/3.3$Unix OpenOffice.org_project/330m20$Build-9567</meta:generator>
    <meta:initial-creator>Alberto Montresor</meta:initial-creator>
    <dc:date>2011-11-22T11:29:57</dc:date>
    <dc:creator>Alberto Montresor</dc:creator>
    <meta:document-statistic meta:object-count="14"/>
  </office:meta>
</office:document-meta>
</file>